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306in"/>
    </style:style>
    <style:style style:name="Table1.B" style:family="table-column">
      <style:table-column-properties style:column-width="2.616in"/>
    </style:style>
    <style:style style:name="Table1.C" style:family="table-column">
      <style:table-column-properties style:column-width="2.5806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Heading_20_1">
      <style:paragraph-properties fo:text-align="center" style:justify-single-word="false"/>
    </style:style>
    <style:style style:name="P2" style:family="paragraph" style:parent-style-name="Standard">
      <style:text-properties officeooo:rsid="0019c990" officeooo:paragraph-rsid="001ec848"/>
    </style:style>
    <style:style style:name="P3" style:family="paragraph" style:parent-style-name="Standard">
      <style:paragraph-properties fo:text-align="start" style:justify-single-word="false" style:text-autospace="none" style:writing-mode="lr-tb"/>
      <style:text-properties officeooo:rsid="0019c990" officeooo:paragraph-rsid="001ec848"/>
    </style:style>
    <style:style style:name="P4" style:family="paragraph" style:parent-style-name="Text_20_body">
      <style:paragraph-properties fo:text-align="center" style:justify-single-word="false"/>
      <style:text-properties fo:font-weight="bold" officeooo:paragraph-rsid="00080965" style:font-weight-asian="bold" style:font-weight-complex="bold"/>
    </style:style>
    <style:style style:name="P5" style:family="paragraph" style:parent-style-name="Text_20_body">
      <style:paragraph-properties fo:text-align="start" style:justify-single-word="false"/>
      <style:text-properties fo:font-weight="bold" officeooo:paragraph-rsid="00080965" style:font-weight-asian="bold" style:font-weight-complex="bold"/>
    </style:style>
    <style:style style:name="P6" style:family="paragraph" style:parent-style-name="Text_20_body">
      <style:text-properties fo:font-weight="bold" officeooo:paragraph-rsid="001ec848" style:font-weight-asian="bold" style:font-weight-complex="bold"/>
    </style:style>
    <style:style style:name="P7" style:family="paragraph" style:parent-style-name="Text_20_body">
      <style:text-properties fo:font-weight="normal" officeooo:paragraph-rsid="000bb523" style:font-weight-asian="normal" style:font-weight-complex="normal"/>
    </style:style>
    <style:style style:name="P8" style:family="paragraph" style:parent-style-name="Text_20_body">
      <style:text-properties fo:font-weight="normal" officeooo:paragraph-rsid="000c4288" style:font-weight-asian="normal" style:font-weight-complex="normal"/>
    </style:style>
    <style:style style:name="P9" style:family="paragraph" style:parent-style-name="Text_20_body">
      <style:text-properties fo:font-weight="normal" officeooo:paragraph-rsid="001c1401" style:font-weight-asian="normal" style:font-weight-complex="normal"/>
    </style:style>
    <style:style style:name="P10" style:family="paragraph" style:parent-style-name="Text_20_body">
      <style:text-properties fo:font-weight="normal" officeooo:paragraph-rsid="00208909" style:font-weight-asian="normal" style:font-weight-complex="normal"/>
    </style:style>
    <style:style style:name="P11" style:family="paragraph" style:parent-style-name="Text_20_body">
      <style:text-properties officeooo:paragraph-rsid="00080965"/>
    </style:style>
    <style:style style:name="P12" style:family="paragraph" style:parent-style-name="Heading_20_3">
      <style:text-properties officeooo:paragraph-rsid="001ec848"/>
    </style:style>
    <style:style style:name="P13" style:family="paragraph" style:parent-style-name="Table_20_Contents">
      <style:text-properties fo:font-weight="bold" officeooo:rsid="0019c990" officeooo:paragraph-rsid="001ec848" style:font-weight-asian="bold" style:font-weight-complex="bold"/>
    </style:style>
    <style:style style:name="P14" style:family="paragraph" style:parent-style-name="Table_20_Contents">
      <style:text-properties officeooo:rsid="0019c990" officeooo:paragraph-rsid="001ec848"/>
    </style:style>
    <style:style style:name="T1" style:family="text">
      <style:text-properties officeooo:rsid="00080965"/>
    </style:style>
    <style:style style:name="T2" style:family="text">
      <style:text-properties fo:font-weight="normal" officeooo:rsid="00080965" style:font-weight-asian="normal" style:font-weight-complex="normal"/>
    </style:style>
    <style:style style:name="T3" style:family="text">
      <style:text-properties fo:font-weight="bold" officeooo:rsid="00080965" style:font-weight-asian="bold" style:font-weight-complex="bold"/>
    </style:style>
    <style:style style:name="T4" style:family="text">
      <style:text-properties fo:font-weight="bold" officeooo:rsid="001c1401" style:font-weight-asian="bold" style:font-weight-complex="bold"/>
    </style:style>
    <style:style style:name="T5" style:family="text">
      <style:text-properties fo:font-weight="bold" officeooo:rsid="00208909" style:font-weight-asian="bold" style:font-weight-complex="bold"/>
    </style:style>
    <style:style style:name="T6" style:family="text">
      <style:text-properties officeooo:rsid="000bb523"/>
    </style:style>
    <style:style style:name="T7" style:family="text">
      <style:text-properties officeooo:rsid="000c4288"/>
    </style:style>
    <style:style style:name="T8" style:family="text">
      <style:text-properties officeooo:rsid="000e05d2"/>
    </style:style>
    <style:style style:name="T9" style:family="text">
      <style:text-properties officeooo:rsid="00103fe3"/>
    </style:style>
    <style:style style:name="T10" style:family="text">
      <style:text-properties officeooo:rsid="0012229e"/>
    </style:style>
    <style:style style:name="T11" style:family="text">
      <style:text-properties officeooo:rsid="0013083f"/>
    </style:style>
    <style:style style:name="T12" style:family="text">
      <style:text-properties officeooo:rsid="0014bd40"/>
    </style:style>
    <style:style style:name="T13" style:family="text">
      <style:text-properties officeooo:rsid="00163960"/>
    </style:style>
    <style:style style:name="T14" style:family="text">
      <style:text-properties officeooo:rsid="00163c76"/>
    </style:style>
    <style:style style:name="T15" style:family="text">
      <style:text-properties officeooo:rsid="00169b4e"/>
    </style:style>
    <style:style style:name="T16" style:family="text">
      <style:text-properties officeooo:rsid="001a0273"/>
    </style:style>
    <style:style style:name="T17" style:family="text">
      <style:text-properties officeooo:rsid="001b4db9"/>
    </style:style>
    <style:style style:name="T18" style:family="text">
      <style:text-properties officeooo:rsid="001c1401"/>
    </style:style>
    <style:style style:name="T19" style:family="text">
      <style:text-properties officeooo:rsid="001cd313"/>
    </style:style>
    <style:style style:name="T20" style:family="text">
      <style:text-properties officeooo:rsid="001bc4b4"/>
    </style:style>
    <style:style style:name="T21" style:family="text">
      <style:text-properties officeooo:rsid="001c1003"/>
    </style:style>
    <style:style style:name="T22" style:family="text">
      <style:text-properties officeooo:rsid="001dbb44"/>
    </style:style>
    <style:style style:name="T23" style:family="text">
      <style:text-properties officeooo:rsid="00208592"/>
    </style:style>
    <style:style style:name="T24" style:family="text">
      <style:text-properties officeooo:rsid="001ec848"/>
    </style:style>
    <style:style style:name="T25" style:family="text">
      <style:text-properties officeooo:rsid="00204d45"/>
    </style:style>
    <style:style style:name="T26" style:family="text">
      <style:text-properties officeooo:rsid="00208909"/>
    </style:style>
    <style:style style:name="T27" style:family="text">
      <style:text-properties officeooo:rsid="002178bc"/>
    </style:style>
    <style:style style:name="T28" style:family="text">
      <style:text-properties officeooo:rsid="0021d007"/>
    </style:style>
    <style:style style:name="T29" style:family="text">
      <style:text-properties officeooo:rsid="0021fe5e"/>
    </style:style>
    <style:style style:name="T30" style:family="text">
      <style:text-properties officeooo:rsid="002454f0"/>
    </style:style>
    <style:style style:name="T31" style:family="text">
      <style:text-properties officeooo:rsid="00258939"/>
    </style:style>
    <style:style style:name="T32" style:family="text">
      <style:text-properties officeooo:rsid="00259251"/>
    </style:style>
    <style:style style:name="T33" style:family="text">
      <style:text-properties officeooo:rsid="0025a8e2"/>
    </style:style>
    <style:style style:name="T34" style:family="text">
      <style:text-properties officeooo:rsid="00262b8c"/>
    </style:style>
    <style:style style:name="T35" style:family="text">
      <style:text-properties officeooo:rsid="00282380"/>
    </style:style>
    <style:style style:name="T36" style:family="text">
      <style:text-properties officeooo:rsid="0028c536"/>
    </style:style>
    <style:style style:name="T37" style:family="text">
      <style:text-properties officeooo:rsid="002b038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ext:span text:style-name="T1">Progetto Basi di Dati – A.A. 2012-2013</text:span></text:h>
      <text:p text:style-name="P4"><text:span text:style-name="T1">Gruppo: </text:span><text:span text:style-name="T2">Orgest Shehaj, Marco Chiappetta, Donato ******</text:span></text:p>
      <text:p text:style-name="P5"><text:span text:style-name="T1"/></text:p>
      <text:h text:style-name="Heading_20_3" text:outline-level="3"><text:span text:style-name="T1">Raccolta ed analisi dei requisiti</text:span></text:h>
      <text:p text:style-name="P11"><text:span text:style-name="T1">Si vuole realizzare una base di dati per un'applicazione mobile dedicata a chi fa uso di veicoli elettrici. A tale scopo è necessario rappresentare i modelli di veicoli elettrici attualmente in commercio in Italia, le colonnine elettriche disponibili sul territorio (per ora solo nella regione Emilia-Romagna) e i concessionari.</text:span></text:p>
      <text:p text:style-name="P11"><text:span text:style-name="T1"></text:span></text:p>
      <text:p text:style-name="P11"><text:span text:style-name="T1">Per i veicoli elettrici si vogliono rappresentare produttore, tipo (berlina, utilitaria ecc.), anno di produzione, lunghezza, larghezza, altezza, motore e batteria montati e un'immagine del modello. Per il motore si desidera rappresentare emissioni, potenza (in kw), propulsione, coppia e velocità massima (in km/h) mentre per la batteria si desidera rappresentare capacità, costo noleggio, tempo di ricarica (in ore).</text:span></text:p>
      <text:p text:style-name="P11"><text:span text:style-name="T1"></text:span></text:p>
      <text:p text:style-name="P11"><text:span text:style-name="T1">Per le colonnine elettriche si vogliono rappresentare coordinate GPS, indirizzo, costruttore, gestore ed eventuali dettagli riguardanti punti di riferimento nelle vicinanze o manutenzioni straordinarie (si pensi ai feedback degli utenti).</text:span></text:p>
      <text:p text:style-name="P11"><text:span text:style-name="T1"></text:span></text:p>
      <text:p text:style-name="P11"><text:span text:style-name="T1">Per i concessionari si vogliono rappresentare nome, indirizzo, coordinate GPS, sito internet, telefono e un catalogo delle auto in vendita (ricollegandosi ai dati di cui sopra). </text:span><text:span text:style-name="T36">Ogni concessionario vende almeno un veicolo elettrico (altrimenti non ci sarebbe motivo di inserirlo).</text:span></text:p>
      <text:p text:style-name="P11"><text:span text:style-name="T1"></text:span></text:p>
      <text:p text:style-name="P11"><text:span text:style-name="T1">Inoltre c'è la necessità di memorizzare gli utenti che hanno creato un account personale per l'utilizzo di tutte le feature dell'applicazione. Di tali utenti, in fase di registrazione, devono essere memorizzati nome, indirizzo email e, se possibile, il veicolo elettrico posseduto. Ad ogni login l'utente potrà comunicare all'applicazione la propria posizione GPS in modo da migliorare la ricerca di colonnine e/o concessionari. Ogni utente potrà recensire un particolare veicolo da egli provato. </text:span></text:p>
      <text:p text:style-name="P11"><text:span text:style-name="T2"/></text:p>
      <text:h text:style-name="Heading_20_3" text:outline-level="3"><text:span text:style-name="T1">Progettazione concettuale</text:span></text:h>
      <text:p text:style-name="P8"><text:span text:style-name="T7">Per la progettazione concettuale si è proceduto alla creazione di un glossario dei termini e alla definizione di uno schema iniziale (scheletro). </text:span><text:span text:style-name="T8">Lo schema iniziale è stato in seguito raffinato seguendo una tecnica inside-out.</text:span><text:span text:style-name="T9"> </text:span><text:span text:style-name="T10">Si è deciso di accorpare alcuni attributi specifici in attributi composti (e viceversa) come, ad esempio, l'attributo Posizione </text:span><text:span text:style-name="T11">(intesa come coppia di coordinate GPS)</text:span><text:span text:style-name="T10"> </text:span><text:span text:style-name="T13">composto </text:span><text:span text:style-name="T14">da</text:span><text:span text:style-name="T10"> Longitudine e Latitudine </text:span><text:span text:style-name="T12">o quello Indirizzo </text:span><text:span text:style-name="T15">composto</text:span><text:span text:style-name="T12"> </text:span><text:span text:style-name="T15">dai</text:span><text:span text:style-name="T12"> canonici Via, CAP ecc. </text:span><text:span text:style-name="T16">Non c'è stato bisogno di raggruppare le frasi delle specifiche per concetto </text:span><text:span text:style-name="T17">essendo state fornite già in tale maniera.</text:span></text:p>
      <text:p text:style-name="P8"><text:span text:style-name="T17"/></text:p>
      <text:p text:style-name="P9"><text:span text:style-name="T18">Sono state individuate le seguenti </text:span><text:span text:style-name="T4">entità</text:span><text:span text:style-name="T18">: </text:span><text:span text:style-name="T19">Veicolo, Utente, </text:span><text:span text:style-name="T25">Concessionario, Colonnina.</text:span></text:p>
      <text:p text:style-name="P10"><text:soft-page-break/><text:span text:style-name="T26">Sono state individuate le seguenti </text:span><text:span text:style-name="T5">relazioni</text:span><text:span text:style-name="T26">: </text:span><text:span text:style-name="T27">Vendita (un concessionario vende </text:span><text:span text:style-name="T35">almeno un veicolo</text:span><text:span text:style-name="T28"> </text:span><text:span text:style-name="T27">ed un </text:span><text:span text:style-name="T33">veicolo può essere venduto </text:span><text:span text:style-name="T34">da uno o </text:span><text:span text:style-name="T27">più concessionari), </text:span><text:span text:style-name="T29">Recensione (un veicolo </text:span><text:span text:style-name="T31">può essere recensito da uno o più utenti </text:span><text:span text:style-name="T32">ed</text:span><text:span text:style-name="T29"> un utente può aver recensito o meno uno o più veicoli), </text:span><text:span text:style-name="T30">Possesso (un veicolo può essere posseduto da un utente e un utente può possedere uno o più veicoli).</text:span></text:p>
      <text:p text:style-name="P9"><text:span text:style-name="T19"/></text:p>
      <text:p text:style-name="P6"><text:span text:style-name="T24">Glossario dei termini:</text:span></text:p>
      <table:table table:name="Table1" table:style-name="Table1">
        <table:table-column table:style-name="Table1.A"/>
        <table:table-column table:style-name="Table1.B"/>
        <table:table-column table:style-name="Table1.C"/>
        <table:table-row>
          <table:table-cell table:style-name="Table1.A1" office:value-type="string">
            <text:p text:style-name="P13">Termine</text:p>
          </table:table-cell>
          <table:table-cell table:style-name="Table1.A1" office:value-type="string">
            <text:p text:style-name="P13">Descrizione</text:p>
          </table:table-cell>
          <table:table-cell table:style-name="Table1.C1" office:value-type="string">
            <text:p text:style-name="P13">Collegamenti</text:p>
          </table:table-cell>
        </table:table-row>
        <table:table-row>
          <table:table-cell table:style-name="Table1.A2" office:value-type="string">
            <text:p text:style-name="P14"><text:span text:style-name="T20">Veicolo</text:span></text:p>
          </table:table-cell>
          <table:table-cell table:style-name="Table1.A2" office:value-type="string">
            <text:p text:style-name="P2">Modello di <text:span text:style-name="T21">veicolo</text:span> elettric<text:span text:style-name="T22">o </text:span>con relative caratteristiche</text:p>
          </table:table-cell>
          <table:table-cell table:style-name="Table1.C2" office:value-type="string">
            <text:p text:style-name="P14">Concessionario, Utente</text:p>
          </table:table-cell>
        </table:table-row>
        <table:table-row>
          <table:table-cell table:style-name="Table1.A2" office:value-type="string">
            <text:p text:style-name="P14">Concessionario</text:p>
          </table:table-cell>
          <table:table-cell table:style-name="Table1.A2" office:value-type="string">
            <text:p text:style-name="P3">Punto vendita con auto elettriche a disposizione</text:p>
          </table:table-cell>
          <table:table-cell table:style-name="Table1.C2" office:value-type="string">
            <text:p text:style-name="P14"><text:span text:style-name="T23">Veicolo</text:span></text:p>
          </table:table-cell>
        </table:table-row>
        <table:table-row>
          <table:table-cell table:style-name="Table1.A2" office:value-type="string">
            <text:p text:style-name="P14">Colonnina</text:p>
          </table:table-cell>
          <table:table-cell table:style-name="Table1.A2" office:value-type="string">
            <text:p text:style-name="P14">Punto di ricarica per auto elettriche</text:p>
          </table:table-cell>
          <table:table-cell table:style-name="Table1.C2" office:value-type="string">
            <text:p text:style-name="P14"/>
          </table:table-cell>
        </table:table-row>
        <table:table-row>
          <table:table-cell table:style-name="Table1.A2" office:value-type="string">
            <text:p text:style-name="P14">Batteria</text:p>
          </table:table-cell>
          <table:table-cell table:style-name="Table1.A2" office:value-type="string">
            <text:p text:style-name="P14">Tipo e capacità di una batteria per auto elettrica</text:p>
          </table:table-cell>
          <table:table-cell table:style-name="Table1.C2" office:value-type="string">
            <text:p text:style-name="P14"><text:span text:style-name="T23">Veicolo</text:span>, Concessionario</text:p>
          </table:table-cell>
        </table:table-row>
        <table:table-row>
          <table:table-cell table:style-name="Table1.A2" office:value-type="string">
            <text:p text:style-name="P14">Utente</text:p>
          </table:table-cell>
          <table:table-cell table:style-name="Table1.A2" office:value-type="string">
            <text:p text:style-name="P14">Utente dell'applicazione. Può segnalare la/le auto posseduta/e</text:p>
          </table:table-cell>
          <table:table-cell table:style-name="Table1.C2" office:value-type="string">
            <text:p text:style-name="P14"><text:span text:style-name="T23">Veicolo</text:span></text:p>
          </table:table-cell>
        </table:table-row>
      </table:table>
      <text:h text:style-name="P12" text:outline-level="3"><text:span text:style-name="T3"/></text:h>
      <text:h text:style-name="P12" text:outline-level="3"><text:span text:style-name="T3">Progettazione logica</text:span></text:h>
      <text:p text:style-name="P7"><text:span text:style-name="T6"/></text:p>
      <text:h text:style-name="Heading_20_3" text:outline-level="3"><text:span text:style-name="T3">Realizzazione</text:span></text:h>
      <text:p text:style-name="P7"><text:span text:style-name="T6">Bod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 </meta:initial-creator>
    <meta:creation-date>2012-12-29T23:51:15</meta:creation-date>
    <dc:date>2012-12-30T00:19:25</dc:date>
    <dc:creator>Marco </dc:creator>
    <meta:editing-duration>PT23M46S</meta:editing-duration>
    <meta:editing-cycles>39</meta:editing-cycles>
    <meta:generator>LibreOffice/3.6$Linux_x86 LibreOffice_project/360m1$Build-2</meta:generator>
    <meta:document-statistic meta:table-count="1" meta:image-count="0" meta:object-count="0" meta:page-count="2" meta:paragraph-count="37" meta:word-count="493" meta:character-count="3437" meta:non-whitespace-character-count="2968"/>
  </office:meta>
</office:document-meta>
</file>